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Calibri1" svg:font-family="Calibri"/>
    <style:font-face style:name="Nachlieli CLM2" svg:font-family="'Nachlieli CLM'"/>
    <style:font-face style:name="OpenSymbol2" svg:font-family="OpenSymbol, 'Arial Unicode MS'"/>
    <style:font-face style:name="Monospace2" svg:font-family="Monospace" style:font-pitch="fixed"/>
    <style:font-face style:name="Calibri" svg:font-family="Calibri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achlieli CLM3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35cm" draw:stroke-linejoin="miter" draw:fill="solid" draw:fill-color="#ffffff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pr1" style:family="presentation" style:parent-style-name="Master1-Layout7-blank-ריק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ריק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ריק-outline1">
      <style:graphic-properties fo:min-height="11.928cm"/>
    </style:style>
    <style:style style:name="pr4" style:family="presentation" style:parent-style-name="Master1-Layout7-blank-ריק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rl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text-align="end" style:writing-mode="rl-tb"/>
    </style:style>
    <style:style style:name="P6" style:family="paragraph">
      <style:paragraph-properties fo:text-align="end" style:writing-mode="rl-tb"/>
      <style:text-properties fo:font-size="40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rl-tb" style:font-independent-line-spacing="true">
        <style:tab-stops/>
      </style:paragraph-properties>
      <style:text-properties fo:font-size="48pt" fo:font-weight="bold" style:font-size-asian="48pt" style:font-weight-asian="bold" style:font-size-complex="48pt" style:font-weight-complex="bold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5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54pt" style:font-style-asian="normal" style:font-weight-asian="bold" style:font-size-complex="54pt" style:language-complex="he" style:country-complex="IL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" style:family="text">
      <style:text-properties fo:color="#3333ff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" fo:font-size="48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48pt" style:font-style-asian="normal" style:font-weight-asian="bold" style:font-size-complex="48pt" style:language-complex="he" style:country-complex="IL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2" draw:layer="layout" svg:width="25.199cm" svg:height="4.572cm" svg:x="1.4cm" svg:y="1.27cm" presentation:class="title" presentation:user-transformed="true">
          <draw:text-box>
            <text:p text:style-name="P1"><text:span text:style-name="T1">מבוא לתיכנות מונחה עצמים – תיכנות מקבילי</text:span></text:p>
          </draw:text-box>
        </draw:frame>
        <presentation:notes draw:style-name="dp2">
          <draw:frame draw:name="מציין מיקום של מספר שקופית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מציין מיקום של תמונת שקופית 1" draw:style-name="gr2" draw:layer="layout" svg:width="14.848cm" svg:height="11.135cm" svg:x="3.074cm" svg:y="2.258cm" draw:page-number="1" presentation:class="page"/>
          <draw:frame draw:name="מציין מיקום של הערות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ריק" presentation:presentation-page-layout-name="AL1T13">
        <office:forms form:automatic-focus="false" form:apply-design-mode="false"/>
        <draw:frame presentation:style-name="pr3" draw:text-style-name="P6" draw:layer="layout" svg:width="25.2cm" svg:height="14.137cm" svg:x="1.4cm" svg:y="4.913cm" presentation:class="outline" presentation:user-transformed="true">
          <draw:text-box>
            <text:p text:style-name="P5"><text:span text:style-name="T3">נתון מערך </text:span><text:span text:style-name="T3">a</text:span><text:span text:style-name="T3"> של </text:span><text:span text:style-name="T3">100</text:span><text:span text:style-name="T3"> מיליון מספרים ממשיים.</text:span></text:p>
            <text:p text:style-name="P5"><text:span text:style-name="T3">צריך לחשב את סכום המספרים בשלישית:</text:span></text:p>
            <text:p text:style-name="P5"><text:span text:style-name="T3"/></text:p>
            <text:p text:style-name="P5"><text:span text:style-name="T3"/></text:p>
            <text:p text:style-name="P5"><text:span text:style-name="T3">נניח שהחישוב הסדרתי לוקח </text:span><text:span text:style-name="T3">8</text:span><text:span text:style-name="T3"> שניות. </text:span></text:p>
            <text:p text:style-name="P5"><text:span text:style-name="T3">כיתבו תוכנית עם שני חוטים המחשבת ב-</text:span><text:span text:style-name="T3">4</text:span><text:span text:style-name="T3"> שניות.</text:span></text:p>
          </draw:text-box>
        </draw:frame>
        <draw:frame draw:name="כותרת 1" presentation:style-name="pr1" draw:text-style-name="P7" draw:layer="layout" svg:width="25.084cm" svg:height="3.81cm" svg:x="1.078cm" svg:y="0.762cm" presentation:class="title" presentation:user-transformed="true">
          <draw:text-box>
            <text:p text:style-name="P1"><text:span text:style-name="T4">תרגיל כיתה</text:span></text:p>
          </draw:text-box>
        </draw:frame>
        <draw:g>
          <svg:title>TexMaths</svg:title>
          <svg:desc>28§display§\sum_{i=0}^{a.length-1} (a[i])^3§svg§600§FALSE§</svg:desc>
          <draw:polygon draw:style-name="gr3" draw:text-style-name="P8" draw:layer="layout" svg:width="6.503cm" svg:height="2.917cm" svg:x="10.26cm" svg:y="8.893cm" svg:viewBox="0 0 6504 2918" draw:points="3251,2918 0,2918 0,0 6504,0 6504,2918">
            <text:p/>
          </draw:polygon>
          <draw:path draw:style-name="gr4" draw:text-style-name="P9" draw:layer="layout" svg:width="0.352cm" svg:height="0.313cm" svg:x="10.302cm" svg:y="9.066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4" draw:text-style-name="P9" draw:layer="layout" svg:width="0.08cm" svg:height="0.08cm" svg:x="10.761cm" svg:y="9.29cm" svg:viewBox="0 0 81 81" svg:d="M81 42c0-25-19-42-39-42-25 0-42 20-42 42 0 25 22 39 42 39 22 0 39-19 39-39z">
            <text:p/>
          </draw:path>
          <draw:path draw:style-name="gr4" draw:text-style-name="P9" draw:layer="layout" svg:width="0.156cm" svg:height="0.486cm" svg:x="10.96cm" svg:y="8.89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4" draw:text-style-name="P9" draw:layer="layout" svg:width="0.296cm" svg:height="0.313cm" svg:x="11.215cm" svg:y="9.066cm" svg:viewBox="0 0 297 314" svg:d="M109 148c20 0 76-2 112-14 51-19 62-53 62-72 0-40-39-62-87-62-84 0-196 64-196 182 0 70 45 132 126 132 118 0 171-70 171-79 0-5-6-11-11-11-3 0-6 0-12 6-53 64-134 64-148 64-42 0-70-28-70-84 0-11 0-22 8-62zM70 129c31-101 106-109 126-109 31 0 56 14 56 42 0 67-118 67-146 67z">
            <text:p/>
          </draw:path>
          <draw:path draw:style-name="gr4" draw:text-style-name="P9" draw:layer="layout" svg:width="0.422cm" svg:height="0.313cm" svg:x="11.573cm" svg:y="9.06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" draw:text-style-name="P9" draw:layer="layout" svg:width="0.341cm" svg:height="0.447cm" svg:x="12.057cm" svg:y="9.066cm" svg:viewBox="0 0 342 448" svg:d="M339 50c3-11 3-14 3-14 0-16-12-22-23-22-17 0-31 11-33 25-12-19-34-39-70-39-87 0-180 92-180 193 0 70 51 112 107 112 33 0 61-17 87-36l-14 61c-9 28-14 48-40 73-30 25-61 25-78 25-31 0-42-2-53-5 17-9 22-25 22-34 0-17-14-28-28-28-19 0-39 17-39 45 0 39 59 42 98 42 109 0 157-56 165-95zM244 213c-3 11-3 11-14 25-26 31-59 48-84 48-37 0-54-28-54-65 0-31 20-109 37-140 31-47 61-61 87-61 47 0 61 50 61 58 0 0 0 3-3 12z">
            <text:p/>
          </draw:path>
          <draw:path draw:style-name="gr4" draw:text-style-name="P9" draw:layer="layout" svg:width="0.234cm" svg:height="0.439cm" svg:x="12.463cm" svg:y="8.93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" draw:text-style-name="P9" draw:layer="layout" svg:width="0.377cm" svg:height="0.486cm" svg:x="12.783cm" svg:y="8.89cm" svg:viewBox="0 0 378 487" svg:d="M165 20c0 0 3-9 3-12 0-2-3-8-11-8-14 0-73 6-90 6-5 2-14 2-14 16 0 12 9 12 17 12 34 0 34 2 34 8s0 11-3 17l-98 392c-3 11-3 14-3 14 0 11 8 22 22 22 9 0 23-3 31-17 0-5 9-30 11-44l17-62c0-11 9-36 9-48 8-25 8-25 22-47 22-34 56-73 112-73 36 0 39 31 39 48 0 42-28 117-39 148-8 17-11 25-11 36 0 37 31 59 64 59 70 0 101-95 101-106 0-9-8-9-11-9-9 0-11 6-14 12-14 56-45 84-73 84-14 0-17-9-17-23 0-17 3-25 17-56 8-22 36-95 36-134 0-11 0-42-25-62-14-8-33-17-64-17-53 0-90 28-115 56z">
            <text:p/>
          </draw:path>
          <draw:path draw:style-name="gr4" draw:text-style-name="P9" draw:layer="layout" svg:width="0.467cm" svg:height="0.035cm" svg:x="13.264cm" svg:y="9.181cm" svg:viewBox="0 0 468 36" svg:d="M440 36c11 0 28 0 28-16 0-20-14-20-28-20h-412c-11 0-28 0-28 17 0 19 17 19 28 19z">
            <text:p/>
          </draw:path>
          <draw:path draw:style-name="gr4" draw:text-style-name="P9" draw:layer="layout" svg:width="0.254cm" svg:height="0.458cm" svg:x="13.877cm" svg:y="8.912cm" svg:viewBox="0 0 255 459" svg:d="M157 20c0-20 0-20-20-20-45 45-109 45-137 45v25c17 0 62 0 101-20v353c0 23 0 31-70 31h-25v25c11 0 98-3 123-3 22 0 109 3 126 3v-25h-28c-70 0-70-8-70-31z">
            <text:p/>
          </draw:path>
          <draw:path draw:style-name="gr4" draw:text-style-name="P9" draw:layer="layout" svg:width="1.312cm" svg:height="1.38cm" svg:x="11.579cm" svg:y="9.711cm" svg:viewBox="0 0 1313 1381" svg:d="M1193 1381l120-317h-25c-39 104-143 171-258 199-19 6-114 31-305 31h-596l504-588c5-9 8-12 8-14 0-3 0-6-8-17l-459-627h540c134 0 224 14 232 16 54 6 138 23 216 73 25 17 92 59 126 140h25l-120-277h-1165c-22 0-25 0-28 6 0 5 0 22 0 33l521 714-510 600c-11 11-11 16-11 16 0 12 11 12 28 12z">
            <text:p/>
          </draw:path>
          <draw:path draw:style-name="gr4" draw:text-style-name="P9" draw:layer="layout" svg:width="0.212cm" svg:height="0.467cm" svg:x="11.629cm" svg:y="11.35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9" draw:layer="layout" svg:width="0.509cm" svg:height="0.187cm" svg:x="11.923cm" svg:y="11.542cm" svg:viewBox="0 0 510 188" svg:d="M484 34c9 0 26 0 26-17s-17-17-26-17h-459c-8 0-25 0-25 17s17 17 25 17zM484 188c9 0 26 0 26-17s-17-17-26-17h-459c-8 0-25 0-25 17s17 17 25 17z">
            <text:p/>
          </draw:path>
          <draw:path draw:style-name="gr4" draw:text-style-name="P9" draw:layer="layout" svg:width="0.321cm" svg:height="0.472cm" svg:x="12.511cm" svg:y="11.34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4" draw:text-style-name="P9" draw:layer="layout" svg:width="0.231cm" svg:height="0.985cm" svg:x="14.306cm" svg:y="9.909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9" draw:layer="layout" svg:width="0.453cm" svg:height="0.447cm" svg:x="14.628cm" svg:y="10.21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olygon draw:style-name="gr4" draw:text-style-name="P9" draw:layer="layout" svg:width="0.136cm" svg:height="0.985cm" svg:x="15.221cm" svg:y="9.909cm" svg:viewBox="0 0 137 986" draw:points="137,986 137,947 39,947 39,39 137,39 137,0 0,0 0,986">
            <text:p/>
          </draw:polygon>
          <draw:path draw:style-name="gr4" draw:text-style-name="P9" draw:layer="layout" svg:width="0.262cm" svg:height="0.663cm" svg:x="15.406cm" svg:y="9.99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4-11-8 0-8 3-14 20-17 61-50 120-101 120-16 0-25-8-25-31 0-25 9-39 31-100z">
            <text:p/>
          </draw:path>
          <draw:polygon draw:style-name="gr4" draw:text-style-name="P9" draw:layer="layout" svg:width="0.136cm" svg:height="0.985cm" svg:x="15.739cm" svg:y="9.909cm" svg:viewBox="0 0 137 986" draw:points="137,0 0,0 0,39 98,39 98,947 0,947 0,986 137,986">
            <text:p/>
          </draw:polygon>
          <draw:path draw:style-name="gr4" draw:text-style-name="P9" draw:layer="layout" svg:width="0.231cm" svg:height="0.985cm" svg:x="16.044cm" svg:y="9.909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4" draw:text-style-name="P9" draw:layer="layout" svg:width="0.318cm" svg:height="0.472cm" svg:x="16.408cm" svg:y="9.783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</draw:g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Calibri1" svg:font-family="Calibri"/>
    <style:font-face style:name="Nachlieli CLM2" svg:font-family="'Nachlieli CLM'"/>
    <style:font-face style:name="OpenSymbol2" svg:font-family="OpenSymbol, 'Arial Unicode MS'"/>
    <style:font-face style:name="Monospace2" svg:font-family="Monospace" style:font-pitch="fixed"/>
    <style:font-face style:name="Calibri" svg:font-family="Calibri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achlieli CLM3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background" style:family="presentation">
      <style:graphic-properties draw:stroke="none" draw:fill="solid" draw:fill-color="#ffffff"/>
      <style:text-properties style:letter-kerning="true"/>
    </style:style>
    <style:style style:name="Master1-Layout1-title-שקופית-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שקופית-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1" style:family="presentation">
      <style:graphic-properties draw:stroke="none" draw:fill="none" draw:auto-grow-height="false" draw:fit-to-size="shrink-to-fit">
        <text:list-style style:name="Master1-Layout1-title-שקופית-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2" style:family="presentation" style:parent-style-name="Master1-Layout1-title-שקופית-כותרת-outline1">
      <style:paragraph-properties fo:margin-top="0.4cm" fo:margin-bottom="0cm"/>
      <style:text-properties fo:font-size="28pt" style:font-size-asian="28pt" style:font-size-complex="28pt"/>
    </style:style>
    <style:style style:name="Master1-Layout1-title-שקופית-כותרת-outline3" style:family="presentation" style:parent-style-name="Master1-Layout1-title-שקופית-כותרת-outline2">
      <style:paragraph-properties fo:margin-top="0.3cm" fo:margin-bottom="0cm"/>
      <style:text-properties fo:font-size="24pt" style:font-size-asian="24pt" style:font-size-complex="24pt"/>
    </style:style>
    <style:style style:name="Master1-Layout1-title-שקופית-כותרת-outline4" style:family="presentation" style:parent-style-name="Master1-Layout1-title-שקופית-כותרת-outline3">
      <style:paragraph-properties fo:margin-top="0.2cm" fo:margin-bottom="0cm"/>
      <style:text-properties fo:font-size="20pt" style:font-size-asian="20pt" style:font-size-complex="20pt"/>
    </style:style>
    <style:style style:name="Master1-Layout1-title-שקופית-כותרת-outline5" style:family="presentation" style:parent-style-name="Master1-Layout1-title-שקופית-כותרת-outline4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6" style:family="presentation" style:parent-style-name="Master1-Layout1-title-שקופית-כותרת-outline5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7" style:family="presentation" style:parent-style-name="Master1-Layout1-title-שקופית-כותרת-outline6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8" style:family="presentation" style:parent-style-name="Master1-Layout1-title-שקופית-כותרת-outline7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9" style:family="presentation" style:parent-style-name="Master1-Layout1-title-שקופית-כותרת-outline8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subtitle" style:family="presentation">
      <style:graphic-properties draw:stroke="none" draw:fill="none" draw:textarea-vertical-align="middle">
        <text:list-style style:name="Master1-Layout1-title-שקופית-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title" style:family="presentation">
      <style:graphic-properties draw:stroke="none" draw:fill="none" draw:textarea-vertical-align="middle">
        <text:list-style style:name="Master1-Layout1-title-שקופית-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background" style:family="presentation">
      <style:graphic-properties draw:stroke="none" draw:fill="solid" draw:fill-color="#ffffff"/>
      <style:text-properties style:letter-kerning="true"/>
    </style:style>
    <style:style style:name="Master1-Layout2-obj-כותרת-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כותרת-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1" style:family="presentation">
      <style:graphic-properties draw:stroke="none" draw:fill="none" draw:auto-grow-height="false" draw:fit-to-size="shrink-to-fit">
        <text:list-style style:name="Master1-Layout2-obj-כותרת-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2" style:family="presentation" style:parent-style-name="Master1-Layout2-obj-כותרת-ותוכן-outline1">
      <style:paragraph-properties fo:margin-top="0.4cm" fo:margin-bottom="0cm"/>
      <style:text-properties fo:font-size="28pt" style:font-size-asian="28pt" style:font-size-complex="28pt"/>
    </style:style>
    <style:style style:name="Master1-Layout2-obj-כותרת-ותוכן-outline3" style:family="presentation" style:parent-style-name="Master1-Layout2-obj-כותרת-ותוכן-outline2">
      <style:paragraph-properties fo:margin-top="0.3cm" fo:margin-bottom="0cm"/>
      <style:text-properties fo:font-size="24pt" style:font-size-asian="24pt" style:font-size-complex="24pt"/>
    </style:style>
    <style:style style:name="Master1-Layout2-obj-כותרת-ותוכן-outline4" style:family="presentation" style:parent-style-name="Master1-Layout2-obj-כותרת-ותוכן-outline3">
      <style:paragraph-properties fo:margin-top="0.2cm" fo:margin-bottom="0cm"/>
      <style:text-properties fo:font-size="20pt" style:font-size-asian="20pt" style:font-size-complex="20pt"/>
    </style:style>
    <style:style style:name="Master1-Layout2-obj-כותרת-ותוכן-outline5" style:family="presentation" style:parent-style-name="Master1-Layout2-obj-כותרת-ותוכן-outline4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6" style:family="presentation" style:parent-style-name="Master1-Layout2-obj-כותרת-ותוכן-outline5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7" style:family="presentation" style:parent-style-name="Master1-Layout2-obj-כותרת-ותוכן-outline6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8" style:family="presentation" style:parent-style-name="Master1-Layout2-obj-כותרת-ותוכן-outline7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9" style:family="presentation" style:parent-style-name="Master1-Layout2-obj-כותרת-ותוכן-outline8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subtitle" style:family="presentation">
      <style:graphic-properties draw:stroke="none" draw:fill="none" draw:textarea-vertical-align="middle">
        <text:list-style style:name="Master1-Layout2-obj-כותרת-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title" style:family="presentation">
      <style:graphic-properties draw:stroke="none" draw:fill="none" draw:textarea-vertical-align="middle">
        <text:list-style style:name="Master1-Layout2-obj-כותרת-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background" style:family="presentation">
      <style:graphic-properties draw:stroke="none" draw:fill="solid" draw:fill-color="#ffffff"/>
      <style:text-properties style:letter-kerning="true"/>
    </style:style>
    <style:style style:name="Master1-Layout3-secHead-כותרת-מקטע-עליונ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כותרת-מקטע-עליונ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1" style:family="presentation">
      <style:graphic-properties draw:stroke="none" draw:fill="none" draw:auto-grow-height="false" draw:fit-to-size="shrink-to-fit">
        <text:list-style style:name="Master1-Layout3-secHead-כותרת-מקטע-עליונ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2" style:family="presentation" style:parent-style-name="Master1-Layout3-secHead-כותרת-מקטע-עליונה-outline1">
      <style:paragraph-properties fo:margin-top="0.4cm" fo:margin-bottom="0cm"/>
      <style:text-properties fo:font-size="28pt" style:font-size-asian="28pt" style:font-size-complex="28pt"/>
    </style:style>
    <style:style style:name="Master1-Layout3-secHead-כותרת-מקטע-עליונה-outline3" style:family="presentation" style:parent-style-name="Master1-Layout3-secHead-כותרת-מקטע-עליונה-outline2">
      <style:paragraph-properties fo:margin-top="0.3cm" fo:margin-bottom="0cm"/>
      <style:text-properties fo:font-size="24pt" style:font-size-asian="24pt" style:font-size-complex="24pt"/>
    </style:style>
    <style:style style:name="Master1-Layout3-secHead-כותרת-מקטע-עליונה-outline4" style:family="presentation" style:parent-style-name="Master1-Layout3-secHead-כותרת-מקטע-עליונה-outline3">
      <style:paragraph-properties fo:margin-top="0.2cm" fo:margin-bottom="0cm"/>
      <style:text-properties fo:font-size="20pt" style:font-size-asian="20pt" style:font-size-complex="20pt"/>
    </style:style>
    <style:style style:name="Master1-Layout3-secHead-כותרת-מקטע-עליונה-outline5" style:family="presentation" style:parent-style-name="Master1-Layout3-secHead-כותרת-מקטע-עליונה-outline4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6" style:family="presentation" style:parent-style-name="Master1-Layout3-secHead-כותרת-מקטע-עליונה-outline5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7" style:family="presentation" style:parent-style-name="Master1-Layout3-secHead-כותרת-מקטע-עליונה-outline6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8" style:family="presentation" style:parent-style-name="Master1-Layout3-secHead-כותרת-מקטע-עליונה-outline7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9" style:family="presentation" style:parent-style-name="Master1-Layout3-secHead-כותרת-מקטע-עליונה-outline8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subtitle" style:family="presentation">
      <style:graphic-properties draw:stroke="none" draw:fill="none" draw:textarea-vertical-align="middle">
        <text:list-style style:name="Master1-Layout3-secHead-כותרת-מקטע-עליונ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title" style:family="presentation">
      <style:graphic-properties draw:stroke="none" draw:fill="none" draw:textarea-vertical-align="middle">
        <text:list-style style:name="Master1-Layout3-secHead-כותרת-מקטע-עליונ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background" style:family="presentation">
      <style:graphic-properties draw:stroke="none" draw:fill="solid" draw:fill-color="#ffffff"/>
      <style:text-properties style:letter-kerning="true"/>
    </style:style>
    <style:style style:name="Master1-Layout4-twoObj-שני-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שני-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1" style:family="presentation">
      <style:graphic-properties draw:stroke="none" draw:fill="none" draw:auto-grow-height="false" draw:fit-to-size="shrink-to-fit">
        <text:list-style style:name="Master1-Layout4-twoObj-שני-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2" style:family="presentation" style:parent-style-name="Master1-Layout4-twoObj-שני-תכנים-outline1">
      <style:paragraph-properties fo:margin-top="0.4cm" fo:margin-bottom="0cm"/>
      <style:text-properties fo:font-size="28pt" style:font-size-asian="28pt" style:font-size-complex="28pt"/>
    </style:style>
    <style:style style:name="Master1-Layout4-twoObj-שני-תכנים-outline3" style:family="presentation" style:parent-style-name="Master1-Layout4-twoObj-שני-תכנים-outline2">
      <style:paragraph-properties fo:margin-top="0.3cm" fo:margin-bottom="0cm"/>
      <style:text-properties fo:font-size="24pt" style:font-size-asian="24pt" style:font-size-complex="24pt"/>
    </style:style>
    <style:style style:name="Master1-Layout4-twoObj-שני-תכנים-outline4" style:family="presentation" style:parent-style-name="Master1-Layout4-twoObj-שני-תכנים-outline3">
      <style:paragraph-properties fo:margin-top="0.2cm" fo:margin-bottom="0cm"/>
      <style:text-properties fo:font-size="20pt" style:font-size-asian="20pt" style:font-size-complex="20pt"/>
    </style:style>
    <style:style style:name="Master1-Layout4-twoObj-שני-תכנים-outline5" style:family="presentation" style:parent-style-name="Master1-Layout4-twoObj-שני-תכנים-outline4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6" style:family="presentation" style:parent-style-name="Master1-Layout4-twoObj-שני-תכנים-outline5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7" style:family="presentation" style:parent-style-name="Master1-Layout4-twoObj-שני-תכנים-outline6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8" style:family="presentation" style:parent-style-name="Master1-Layout4-twoObj-שני-תכנים-outline7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9" style:family="presentation" style:parent-style-name="Master1-Layout4-twoObj-שני-תכנים-outline8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subtitle" style:family="presentation">
      <style:graphic-properties draw:stroke="none" draw:fill="none" draw:textarea-vertical-align="middle">
        <text:list-style style:name="Master1-Layout4-twoObj-שני-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title" style:family="presentation">
      <style:graphic-properties draw:stroke="none" draw:fill="none" draw:textarea-vertical-align="middle">
        <text:list-style style:name="Master1-Layout4-twoObj-שני-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background" style:family="presentation">
      <style:graphic-properties draw:stroke="none" draw:fill="solid" draw:fill-color="#ffffff"/>
      <style:text-properties style:letter-kerning="true"/>
    </style:style>
    <style:style style:name="Master1-Layout5-twoTxTwoObj-השווא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השווא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1" style:family="presentation">
      <style:graphic-properties draw:stroke="none" draw:fill="none" draw:auto-grow-height="false" draw:fit-to-size="shrink-to-fit">
        <text:list-style style:name="Master1-Layout5-twoTxTwoObj-השווא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2" style:family="presentation" style:parent-style-name="Master1-Layout5-twoTxTwoObj-השוואה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השוואה-outline3" style:family="presentation" style:parent-style-name="Master1-Layout5-twoTxTwoObj-השוואה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השוואה-outline4" style:family="presentation" style:parent-style-name="Master1-Layout5-twoTxTwoObj-השוואה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השוואה-outline5" style:family="presentation" style:parent-style-name="Master1-Layout5-twoTxTwoObj-השוואה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6" style:family="presentation" style:parent-style-name="Master1-Layout5-twoTxTwoObj-השוואה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7" style:family="presentation" style:parent-style-name="Master1-Layout5-twoTxTwoObj-השוואה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8" style:family="presentation" style:parent-style-name="Master1-Layout5-twoTxTwoObj-השוואה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9" style:family="presentation" style:parent-style-name="Master1-Layout5-twoTxTwoObj-השוואה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subtitle" style:family="presentation">
      <style:graphic-properties draw:stroke="none" draw:fill="none" draw:textarea-vertical-align="middle">
        <text:list-style style:name="Master1-Layout5-twoTxTwoObj-השווא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title" style:family="presentation">
      <style:graphic-properties draw:stroke="none" draw:fill="none" draw:textarea-vertical-align="middle">
        <text:list-style style:name="Master1-Layout5-twoTxTwoObj-השווא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background" style:family="presentation">
      <style:graphic-properties draw:stroke="none" draw:fill="solid" draw:fill-color="#ffffff"/>
      <style:text-properties style:letter-kerning="true"/>
    </style:style>
    <style:style style:name="Master1-Layout6-titleOnly-כותרת-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כותרת-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1" style:family="presentation">
      <style:graphic-properties draw:stroke="none" draw:fill="none" draw:auto-grow-height="false" draw:fit-to-size="shrink-to-fit">
        <text:list-style style:name="Master1-Layout6-titleOnly-כותרת-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2" style:family="presentation" style:parent-style-name="Master1-Layout6-titleOnly-כותרת-בלבד-outline1">
      <style:paragraph-properties fo:margin-top="0.4cm" fo:margin-bottom="0cm"/>
      <style:text-properties fo:font-size="28pt" style:font-size-asian="28pt" style:font-size-complex="28pt"/>
    </style:style>
    <style:style style:name="Master1-Layout6-titleOnly-כותרת-בלבד-outline3" style:family="presentation" style:parent-style-name="Master1-Layout6-titleOnly-כותרת-בלבד-outline2">
      <style:paragraph-properties fo:margin-top="0.3cm" fo:margin-bottom="0cm"/>
      <style:text-properties fo:font-size="24pt" style:font-size-asian="24pt" style:font-size-complex="24pt"/>
    </style:style>
    <style:style style:name="Master1-Layout6-titleOnly-כותרת-בלבד-outline4" style:family="presentation" style:parent-style-name="Master1-Layout6-titleOnly-כותרת-בלבד-outline3">
      <style:paragraph-properties fo:margin-top="0.2cm" fo:margin-bottom="0cm"/>
      <style:text-properties fo:font-size="20pt" style:font-size-asian="20pt" style:font-size-complex="20pt"/>
    </style:style>
    <style:style style:name="Master1-Layout6-titleOnly-כותרת-בלבד-outline5" style:family="presentation" style:parent-style-name="Master1-Layout6-titleOnly-כותרת-בלבד-outline4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6" style:family="presentation" style:parent-style-name="Master1-Layout6-titleOnly-כותרת-בלבד-outline5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7" style:family="presentation" style:parent-style-name="Master1-Layout6-titleOnly-כותרת-בלבד-outline6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8" style:family="presentation" style:parent-style-name="Master1-Layout6-titleOnly-כותרת-בלבד-outline7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9" style:family="presentation" style:parent-style-name="Master1-Layout6-titleOnly-כותרת-בלבד-outline8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subtitle" style:family="presentation">
      <style:graphic-properties draw:stroke="none" draw:fill="none" draw:textarea-vertical-align="middle">
        <text:list-style style:name="Master1-Layout6-titleOnly-כותרת-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title" style:family="presentation">
      <style:graphic-properties draw:stroke="none" draw:fill="none" draw:textarea-vertical-align="middle">
        <text:list-style style:name="Master1-Layout6-titleOnly-כותרת-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ריק-background" style:family="presentation">
      <style:graphic-properties draw:stroke="none" draw:fill="solid" draw:fill-color="#ffffff"/>
      <style:text-properties style:letter-kerning="true"/>
    </style:style>
    <style:style style:name="Master1-Layout7-blank-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1" style:family="presentation">
      <style:graphic-properties draw:stroke="none" draw:fill="none" draw:auto-grow-height="false" draw:fit-to-size="shrink-to-fit">
        <text:list-style style:name="Master1-Layout7-blank-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2" style:family="presentation" style:parent-style-name="Master1-Layout7-blank-ריק-outline1">
      <style:paragraph-properties fo:margin-top="0.4cm" fo:margin-bottom="0cm"/>
      <style:text-properties fo:font-size="28pt" style:font-size-asian="28pt" style:font-size-complex="28pt"/>
    </style:style>
    <style:style style:name="Master1-Layout7-blank-ריק-outline3" style:family="presentation" style:parent-style-name="Master1-Layout7-blank-ריק-outline2">
      <style:paragraph-properties fo:margin-top="0.3cm" fo:margin-bottom="0cm"/>
      <style:text-properties fo:font-size="24pt" style:font-size-asian="24pt" style:font-size-complex="24pt"/>
    </style:style>
    <style:style style:name="Master1-Layout7-blank-ריק-outline4" style:family="presentation" style:parent-style-name="Master1-Layout7-blank-ריק-outline3">
      <style:paragraph-properties fo:margin-top="0.2cm" fo:margin-bottom="0cm"/>
      <style:text-properties fo:font-size="20pt" style:font-size-asian="20pt" style:font-size-complex="20pt"/>
    </style:style>
    <style:style style:name="Master1-Layout7-blank-ריק-outline5" style:family="presentation" style:parent-style-name="Master1-Layout7-blank-ריק-outline4">
      <style:paragraph-properties fo:margin-top="0.1cm" fo:margin-bottom="0cm"/>
      <style:text-properties fo:font-size="20pt" style:font-size-asian="20pt" style:font-size-complex="20pt"/>
    </style:style>
    <style:style style:name="Master1-Layout7-blank-ריק-outline6" style:family="presentation" style:parent-style-name="Master1-Layout7-blank-ריק-outline5">
      <style:paragraph-properties fo:margin-top="0.1cm" fo:margin-bottom="0cm"/>
      <style:text-properties fo:font-size="20pt" style:font-size-asian="20pt" style:font-size-complex="20pt"/>
    </style:style>
    <style:style style:name="Master1-Layout7-blank-ריק-outline7" style:family="presentation" style:parent-style-name="Master1-Layout7-blank-ריק-outline6">
      <style:paragraph-properties fo:margin-top="0.1cm" fo:margin-bottom="0cm"/>
      <style:text-properties fo:font-size="20pt" style:font-size-asian="20pt" style:font-size-complex="20pt"/>
    </style:style>
    <style:style style:name="Master1-Layout7-blank-ריק-outline8" style:family="presentation" style:parent-style-name="Master1-Layout7-blank-ריק-outline7">
      <style:paragraph-properties fo:margin-top="0.1cm" fo:margin-bottom="0cm"/>
      <style:text-properties fo:font-size="20pt" style:font-size-asian="20pt" style:font-size-complex="20pt"/>
    </style:style>
    <style:style style:name="Master1-Layout7-blank-ריק-outline9" style:family="presentation" style:parent-style-name="Master1-Layout7-blank-ריק-outline8">
      <style:paragraph-properties fo:margin-top="0.1cm" fo:margin-bottom="0cm"/>
      <style:text-properties fo:font-size="20pt" style:font-size-asian="20pt" style:font-size-complex="20pt"/>
    </style:style>
    <style:style style:name="Master1-Layout7-blank-ריק-subtitle" style:family="presentation">
      <style:graphic-properties draw:stroke="none" draw:fill="none" draw:textarea-vertical-align="middle">
        <text:list-style style:name="Master1-Layout7-blank-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title" style:family="presentation">
      <style:graphic-properties draw:stroke="none" draw:fill="none" draw:textarea-vertical-align="middle">
        <text:list-style style:name="Master1-Layout7-blank-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background" style:family="presentation">
      <style:graphic-properties draw:stroke="none" draw:fill="solid" draw:fill-color="#ffffff"/>
      <style:text-properties style:letter-kerning="true"/>
    </style:style>
    <style:style style:name="Master1-Layout8-objTx-תוכן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תוכן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1" style:family="presentation">
      <style:graphic-properties draw:stroke="none" draw:fill="none" draw:auto-grow-height="false" draw:fit-to-size="shrink-to-fit">
        <text:list-style style:name="Master1-Layout8-objTx-תוכן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2" style:family="presentation" style:parent-style-name="Master1-Layout8-objTx-תוכן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8-objTx-תוכן-עם-כיתוב-outline3" style:family="presentation" style:parent-style-name="Master1-Layout8-objTx-תוכן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8-objTx-תוכן-עם-כיתוב-outline4" style:family="presentation" style:parent-style-name="Master1-Layout8-objTx-תוכן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8-objTx-תוכן-עם-כיתוב-outline5" style:family="presentation" style:parent-style-name="Master1-Layout8-objTx-תוכן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6" style:family="presentation" style:parent-style-name="Master1-Layout8-objTx-תוכן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7" style:family="presentation" style:parent-style-name="Master1-Layout8-objTx-תוכן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8" style:family="presentation" style:parent-style-name="Master1-Layout8-objTx-תוכן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9" style:family="presentation" style:parent-style-name="Master1-Layout8-objTx-תוכן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subtitle" style:family="presentation">
      <style:graphic-properties draw:stroke="none" draw:fill="none" draw:textarea-vertical-align="middle">
        <text:list-style style:name="Master1-Layout8-objTx-תוכן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title" style:family="presentation">
      <style:graphic-properties draw:stroke="none" draw:fill="none" draw:textarea-vertical-align="middle">
        <text:list-style style:name="Master1-Layout8-objTx-תוכן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background" style:family="presentation">
      <style:graphic-properties draw:stroke="none" draw:fill="solid" draw:fill-color="#ffffff"/>
      <style:text-properties style:letter-kerning="true"/>
    </style:style>
    <style:style style:name="Master1-Layout9-picTx-תמונה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תמונה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1" style:family="presentation">
      <style:graphic-properties draw:stroke="none" draw:fill="none" draw:auto-grow-height="false" draw:fit-to-size="shrink-to-fit">
        <text:list-style style:name="Master1-Layout9-picTx-תמונה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2" style:family="presentation" style:parent-style-name="Master1-Layout9-picTx-תמונה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9-picTx-תמונה-עם-כיתוב-outline3" style:family="presentation" style:parent-style-name="Master1-Layout9-picTx-תמונה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9-picTx-תמונה-עם-כיתוב-outline4" style:family="presentation" style:parent-style-name="Master1-Layout9-picTx-תמונה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9-picTx-תמונה-עם-כיתוב-outline5" style:family="presentation" style:parent-style-name="Master1-Layout9-picTx-תמונה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6" style:family="presentation" style:parent-style-name="Master1-Layout9-picTx-תמונה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7" style:family="presentation" style:parent-style-name="Master1-Layout9-picTx-תמונה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8" style:family="presentation" style:parent-style-name="Master1-Layout9-picTx-תמונה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9" style:family="presentation" style:parent-style-name="Master1-Layout9-picTx-תמונה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subtitle" style:family="presentation">
      <style:graphic-properties draw:stroke="none" draw:fill="none" draw:textarea-vertical-align="middle">
        <text:list-style style:name="Master1-Layout9-picTx-תמונה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title" style:family="presentation">
      <style:graphic-properties draw:stroke="none" draw:fill="none" draw:textarea-vertical-align="middle">
        <text:list-style style:name="Master1-Layout9-picTx-תמונה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background" style:family="presentation">
      <style:graphic-properties draw:stroke="none" draw:fill="solid" draw:fill-color="#ffffff"/>
      <style:text-properties style:letter-kerning="true"/>
    </style:style>
    <style:style style:name="Master1-Layout10-vertTx-כותרת-וטקסט-אנכ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כותרת-וטקסט-אנכי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1" style:family="presentation">
      <style:graphic-properties draw:stroke="none" draw:fill="none" draw:auto-grow-height="false" draw:fit-to-size="shrink-to-fit">
        <text:list-style style:name="Master1-Layout10-vertTx-כותרת-וטקסט-אנכ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2" style:family="presentation" style:parent-style-name="Master1-Layout10-vertTx-כותרת-וטקסט-אנכי-outline1">
      <style:paragraph-properties fo:margin-top="0.4cm" fo:margin-bottom="0cm"/>
      <style:text-properties fo:font-size="28pt" style:font-size-asian="28pt" style:font-size-complex="28pt"/>
    </style:style>
    <style:style style:name="Master1-Layout10-vertTx-כותרת-וטקסט-אנכי-outline3" style:family="presentation" style:parent-style-name="Master1-Layout10-vertTx-כותרת-וטקסט-אנכי-outline2">
      <style:paragraph-properties fo:margin-top="0.3cm" fo:margin-bottom="0cm"/>
      <style:text-properties fo:font-size="24pt" style:font-size-asian="24pt" style:font-size-complex="24pt"/>
    </style:style>
    <style:style style:name="Master1-Layout10-vertTx-כותרת-וטקסט-אנכי-outline4" style:family="presentation" style:parent-style-name="Master1-Layout10-vertTx-כותרת-וטקסט-אנכי-outline3">
      <style:paragraph-properties fo:margin-top="0.2cm" fo:margin-bottom="0cm"/>
      <style:text-properties fo:font-size="20pt" style:font-size-asian="20pt" style:font-size-complex="20pt"/>
    </style:style>
    <style:style style:name="Master1-Layout10-vertTx-כותרת-וטקסט-אנכי-outline5" style:family="presentation" style:parent-style-name="Master1-Layout10-vertTx-כותרת-וטקסט-אנכי-outline4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6" style:family="presentation" style:parent-style-name="Master1-Layout10-vertTx-כותרת-וטקסט-אנכי-outline5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7" style:family="presentation" style:parent-style-name="Master1-Layout10-vertTx-כותרת-וטקסט-אנכי-outline6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8" style:family="presentation" style:parent-style-name="Master1-Layout10-vertTx-כותרת-וטקסט-אנכי-outline7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9" style:family="presentation" style:parent-style-name="Master1-Layout10-vertTx-כותרת-וטקסט-אנכי-outline8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subtitle" style:family="presentation">
      <style:graphic-properties draw:stroke="none" draw:fill="none" draw:textarea-vertical-align="middle">
        <text:list-style style:name="Master1-Layout10-vertTx-כותרת-וטקסט-אנכי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title" style:family="presentation">
      <style:graphic-properties draw:stroke="none" draw:fill="none" draw:textarea-vertical-align="middle">
        <text:list-style style:name="Master1-Layout10-vertTx-כותרת-וטקסט-אנכי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background" style:family="presentation">
      <style:graphic-properties draw:stroke="none" draw:fill="solid" draw:fill-color="#ffffff"/>
      <style:text-properties style:letter-kerning="true"/>
    </style:style>
    <style:style style:name="Master1-Layout11-vertTitleAndTx-כותרת-אנכית-וטקס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כותרת-אנכית-וטקס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1" style:family="presentation">
      <style:graphic-properties draw:stroke="none" draw:fill="none" draw:auto-grow-height="false" draw:fit-to-size="shrink-to-fit">
        <text:list-style style:name="Master1-Layout11-vertTitleAndTx-כותרת-אנכית-וטקס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2" style:family="presentation" style:parent-style-name="Master1-Layout11-vertTitleAndTx-כותרת-אנכית-וטקסט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כותרת-אנכית-וטקסט-outline3" style:family="presentation" style:parent-style-name="Master1-Layout11-vertTitleAndTx-כותרת-אנכית-וטקסט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כותרת-אנכית-וטקסט-outline4" style:family="presentation" style:parent-style-name="Master1-Layout11-vertTitleAndTx-כותרת-אנכית-וטקסט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כותרת-אנכית-וטקסט-outline5" style:family="presentation" style:parent-style-name="Master1-Layout11-vertTitleAndTx-כותרת-אנכית-וטקסט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6" style:family="presentation" style:parent-style-name="Master1-Layout11-vertTitleAndTx-כותרת-אנכית-וטקסט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7" style:family="presentation" style:parent-style-name="Master1-Layout11-vertTitleAndTx-כותרת-אנכית-וטקסט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8" style:family="presentation" style:parent-style-name="Master1-Layout11-vertTitleAndTx-כותרת-אנכית-וטקסט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9" style:family="presentation" style:parent-style-name="Master1-Layout11-vertTitleAndTx-כותרת-אנכית-וטקסט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subtitle" style:family="presentation">
      <style:graphic-properties draw:stroke="none" draw:fill="none" draw:textarea-vertical-align="middle">
        <text:list-style style:name="Master1-Layout11-vertTitleAndTx-כותרת-אנכית-וטקס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title" style:family="presentation">
      <style:graphic-properties draw:stroke="none" draw:fill="none" draw:textarea-vertical-align="middle">
        <text:list-style style:name="Master1-Layout11-vertTitleAndTx-כותרת-אנכית-וטקס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שקופית-כותרת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שקופית-כותרת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שקופית-כותרת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שקופית-כותרת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שקופית-כותרת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שקופית-כותרת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כותרת-ותוכן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כותרת-ותוכן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כותרת-ותוכן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כותרת-ותוכן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כותרת-ותוכן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כותרת-ותוכן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כותרת-מקטע-עליונה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כותרת-מקטע-עליונה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כותרת-מקטע-עליונ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כותרת-מקטע-עליונ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כותרת-מקטע-עליונ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כותרת-מקטע-עליונ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שני-תכנים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שני-תכנים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שני-תכנים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שני-תכנים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שני-תכנים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שני-תכנים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השוואה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השוואה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השוואה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השווא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השווא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השווא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השווא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כותרת-בלבד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כותרת-בלבד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כותרת-בלבד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כותרת-בלבד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כותרת-בלבד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ריק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ריק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ריק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ריק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תוכן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תוכן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תוכן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תוכן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תוכן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תוכן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תוכן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תמונה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תמונה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תמונה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תמונה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תמונה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תמונה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תמונה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כותרת-וטקסט-אנכי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כותרת-וטקסט-אנכי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כותרת-וטקסט-אנכי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כותרת-וטקסט-אנכי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כותרת-וטקסט-אנכי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כותרת-וטקסט-אנכי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כותרת-אנכית-וטקסט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כותרת-אנכית-וטקסט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כותרת-אנכית-וטקסט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כותרת-אנכית-וטקסט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כותרת-אנכית-וטקסט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כותרת-אנכית-וטקסט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 Regular2" style:font-size-asian="14pt" style:font-style-asian="normal" style:font-weight-asian="normal" style:font-name-complex="Nachlieli CLM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language-complex="he" style:country-complex="IL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" style:font-size-complex="24pt" style:language-complex="he" style:country-complex="IL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" style:font-size-complex="20pt" style:language-complex="he" style:country-complex="IL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" style:font-size-complex="18pt" style:language-complex="he" style:country-complex="IL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language-complex="he" style:country-complex="IL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language-complex="he" style:country-complex="IL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language-complex="he" style:country-complex="IL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Arial" style:font-size-complex="28pt" style:language-complex="he" style:country-complex="IL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language-complex="he" style:country-complex="I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מציין מיקום של כותרת עליונה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מציין מיקום של תאריך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מציין מיקום של כותרת תחתונה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מציין מיקום של מספר שקופית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מציין מיקום של כותרת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מציין מיקום טקסט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Default-title" draw:layer="backgroundobjects" svg:width="14.848cm" svg:height="11.136cm" svg:x="3.075cm" svg:y="2.257cm" presentation:class="page"/>
        <draw:frame draw:name="מציין מיקום של הערות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שקופית-כותרת" style:page-layout-name="PM1" draw:style-name="Mdp1">
      <draw:frame draw:name="כותרת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לחץ כדי </text:span><text:span text:style-name="MT7">לערוך סגנון </text:span><text:span text:style-name="MT7">כותרת של </text:span><text:span text:style-name="MT7">תבנית בסיס</text:span></text:p>
        </draw:text-box>
      </draw:frame>
      <draw:frame draw:name="כותרת משנה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לחץ כדי לערוך סגנון כותרת </text:span><text:span text:style-name="MT8">משנה של תבנית בסיס</text:span></text:p>
        </draw:text-box>
      </draw:frame>
      <draw:frame draw:name="מציין מיקום של תאריך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-title-שקופית-כותרת-title" draw:layer="backgroundobjects" svg:width="14.848cm" svg:height="11.136cm" svg:x="3.075cm" svg:y="2.257cm" presentation:class="page"/>
        <draw:frame draw:name="מציין מיקום של הערות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כותרת-ותוכן" style:page-layout-name="PM1" draw:style-name="Mdp1">
      <draw:frame draw:name="כותרת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</text:span><text:span text:style-name="MT9">סגנון כותרת של </text:span><text:span text:style-name="MT9">תבנית בסיס</text:span></text:p>
        </draw:text-box>
      </draw:frame>
      <draw:frame draw:name="מציין מיקום תוכן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ערוך סגנונות טקסט של </text:span><text:span text:style-name="MT2">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2-obj-כותרת-ותוכן-title" draw:layer="backgroundobjects" svg:width="14.848cm" svg:height="11.136cm" svg:x="3.075cm" svg:y="2.257cm" presentation:class="page"/>
        <draw:frame draw:name="מציין מיקום של הערות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כותרת-מקטע-עליונה" style:page-layout-name="PM1" draw:style-name="Mdp1">
      <draw:frame draw:name="כותרת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לחץ כדי </text:span><text:span text:style-name="MT7">לערוך סגנון </text:span><text:span text:style-name="MT7">כותרת של </text:span><text:span text:style-name="MT7">תבנית בסיס</text:span></text:p>
        </draw:text-box>
      </draw:frame>
      <draw:frame draw:name="מציין מיקום טקסט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ערוך סגנונות טקסט של תבנית בסיס</text:span></text:p>
            </text:list-item>
          </text:list>
        </draw:text-box>
      </draw:frame>
      <draw:frame draw:name="מציין מיקום של תאריך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3-secHead-כותרת-מקטע-עליונה-title" draw:layer="backgroundobjects" svg:width="14.848cm" svg:height="11.136cm" svg:x="3.075cm" svg:y="2.257cm" presentation:class="page"/>
        <draw:frame draw:name="מציין מיקום של הערות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שני-תכנים" style:page-layout-name="PM1" draw:style-name="Mdp1">
      <draw:frame draw:name="כותרת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</text:span><text:span text:style-name="MT9">סגנון כותרת של </text:span><text:span text:style-name="MT9">תבנית בסיס</text:span></text:p>
        </draw:text-box>
      </draw:frame>
      <draw:frame draw:name="מציין מיקום תוכן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ערוך סגנונות טקסט של </text:span><text:span text:style-name="MT2">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תוכן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ערוך סגנונות טקסט של </text:span><text:span text:style-name="MT2">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4-twoObj-שני-תכנים-title" draw:layer="backgroundobjects" svg:width="14.848cm" svg:height="11.136cm" svg:x="3.075cm" svg:y="2.257cm" presentation:class="page"/>
        <draw:frame draw:name="מציין מיקום של הערות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השוואה" style:page-layout-name="PM1" draw:style-name="Mdp1">
      <draw:frame draw:name="כותרת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לחץ כדי לערוך </text:span><text:span text:style-name="MT9">סגנון כותרת של </text:span><text:span text:style-name="MT9">תבנית בסיס</text:span></text:p>
        </draw:text-box>
      </draw:frame>
      <draw:frame draw:name="מציין מיקום טקסט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ערוך סגנונות טקסט של </text:span><text:span text:style-name="MT2">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טקסט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ערוך סגנונות טקסט של </text:span><text:span text:style-name="MT2">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5-twoTxTwoObj-השוואה-title" draw:layer="backgroundobjects" svg:width="14.848cm" svg:height="11.136cm" svg:x="3.075cm" svg:y="2.257cm" presentation:class="page"/>
        <draw:frame draw:name="מציין מיקום של הערות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כותרת-בלבד" style:page-layout-name="PM1" draw:style-name="Mdp1">
      <draw:frame draw:name="כותרת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</text:span><text:span text:style-name="MT9">סגנון כותרת של </text:span><text:span text:style-name="MT9">תבנית בסיס</text:span></text:p>
        </draw:text-box>
      </draw:frame>
      <draw:frame draw:name="מציין מיקום של תאריך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6-titleOnly-כותרת-בלבד-title" draw:layer="backgroundobjects" svg:width="14.848cm" svg:height="11.136cm" svg:x="3.075cm" svg:y="2.257cm" presentation:class="page"/>
        <draw:frame draw:name="מציין מיקום של הערות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ריק" style:page-layout-name="PM1" draw:style-name="Mdp1">
      <draw:frame draw:name="מציין מיקום של תאריך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ריק-title" draw:layer="backgroundobjects" svg:width="25.2cm" svg:height="3.505cm" svg:x="1.4cm" svg:y="0.837cm" presentation:class="title" presentation:placeholder="true">
        <draw:text-box/>
      </draw:frame>
      <draw:frame presentation:style-name="Master1-Layout7-blank-ריק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מציין מיקום של תמונת שקופית 1" presentation:style-name="Master1-Layout7-blank-ריק-title" draw:layer="backgroundobjects" svg:width="14.848cm" svg:height="11.136cm" svg:x="3.075cm" svg:y="2.257cm" presentation:class="page"/>
        <draw:frame draw:name="מציין מיקום של הערות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תוכן-עם-כיתוב" style:page-layout-name="PM1" draw:style-name="Mdp1">
      <draw:frame draw:name="כותרת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לחץ כדי לערוך סגנון </text:span><text:span text:style-name="MT2">כותרת של תבנית בסיס</text:span></text:p>
        </draw:text-box>
      </draw:frame>
      <draw:frame draw:name="מציין מיקום תוכן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ערוך סגנונות טקסט של </text:span><text:span text:style-name="MT2">תבנית בסיס</text:span><text:span text:style-name="MT2"><text:line-break/></text:span><text:span text:style-name="MT12">רמה שניה</text:span><text:span text:style-name="MT12"><text:line-break/></text:span><text:span text:style-name="MT3">רמה שלישית</text:span><text:span text:style-name="MT3"><text:line-break/></text:span><text:span text:style-name="MT4">רמה רביעית</text:span><text:span text:style-name="MT4"><text:line-break/></text:span><text:span text:style-name="MT4">רמה חמישית</text:span></text:p>
        </draw:text-box>
      </draw:frame>
      <draw:frame draw:name="מציין מיקום טקסט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8-objTx-תוכן-עם-כיתוב-title" draw:layer="backgroundobjects" svg:width="14.848cm" svg:height="11.136cm" svg:x="3.075cm" svg:y="2.257cm" presentation:class="page"/>
        <draw:frame draw:name="מציין מיקום של הערות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תמונה-עם-כיתוב" style:page-layout-name="PM1" draw:style-name="Mdp1">
      <draw:frame draw:name="כותרת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לחץ כדי לערוך סגנון </text:span><text:span text:style-name="MT2">כותרת של תבנית בסיס</text:span></text:p>
        </draw:text-box>
      </draw:frame>
      <draw:frame draw:name="מציין מיקום של תמונה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מציין מיקום טקסט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9-picTx-תמונה-עם-כיתוב-title" draw:layer="backgroundobjects" svg:width="14.848cm" svg:height="11.136cm" svg:x="3.075cm" svg:y="2.257cm" presentation:class="page"/>
        <draw:frame draw:name="מציין מיקום של הערות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כותרת-וטקסט-אנכי" style:page-layout-name="PM1" draw:style-name="Mdp1">
      <draw:frame draw:name="כותרת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</text:span><text:span text:style-name="MT9">סגנון כותרת של </text:span><text:span text:style-name="MT9">תבנית בסיס</text:span></text:p>
        </draw:text-box>
      </draw:frame>
      <draw:frame draw:name="מציין מיקום של טקסט אנכי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0-vertTx-כותרת-וטקסט-אנכי-title" draw:layer="backgroundobjects" svg:width="14.848cm" svg:height="11.136cm" svg:x="3.075cm" svg:y="2.257cm" presentation:class="page"/>
        <draw:frame draw:name="מציין מיקום של הערות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כותרת-אנכית-וטקסט" style:page-layout-name="PM1" draw:style-name="Mdp1">
      <draw:frame draw:name="כותרת אנכית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ל</text:span><text:span text:style-name="MT9">ח</text:span><text:span text:style-name="MT9">ץ </text:span><text:span text:style-name="MT9">כ</text:span><text:span text:style-name="MT9">ד</text:span><text:span text:style-name="MT9">י </text:span><text:span text:style-name="MT9">ל</text:span><text:span text:style-name="MT9">ע</text:span><text:span text:style-name="MT9">ר</text:span><text:span text:style-name="MT9">ו</text:span><text:span text:style-name="MT9">ך </text:span><text:span text:style-name="MT9">ס</text:span><text:span text:style-name="MT9">ג</text:span><text:span text:style-name="MT9">נו</text:span><text:span text:style-name="MT9">ן </text:span><text:span text:style-name="MT9">כ</text:span><text:span text:style-name="MT9">ו</text:span><text:span text:style-name="MT9">ת</text:span><text:span text:style-name="MT9">ר</text:span><text:span text:style-name="MT9">ת</text:span><text:span text:style-name="MT9"> </text:span><text:span text:style-name="MT9">ש</text:span><text:span text:style-name="MT9">ל </text:span><text:span text:style-name="MT9">ת</text:span><text:span text:style-name="MT9">ב</text:span><text:span text:style-name="MT9">ני</text:span><text:span text:style-name="MT9">ת</text:span><text:span text:style-name="MT9"> </text:span><text:span text:style-name="MT9">ב</text:span><text:span text:style-name="MT9">ס</text:span><text:span text:style-name="MT9">י</text:span><text:span text:style-name="MT9">ס</text:span></text:p>
        </draw:text-box>
      </draw:frame>
      <draw:frame draw:name="מציין מיקום של טקסט אנכי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1-vertTitleAndTx-כותרת-אנכית-וטקסט-title" draw:layer="backgroundobjects" svg:width="14.848cm" svg:height="11.136cm" svg:x="3.075cm" svg:y="2.257cm" presentation:class="page"/>
        <draw:frame draw:name="מציין מיקום של הערות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מבוא לתיכנות מונחה עצמים – בקרת גירסאות</dc:title>
    <meta:creation-date>2017-10-27T15:20:51Z</meta:creation-date>
    <dc:date>2017-12-02T22:54:36.554548438</dc:date>
    <meta:editing-cycles>279</meta:editing-cycles>
    <meta:editing-duration>PT23H54M57S</meta:editing-duration>
    <meta:document-statistic meta:object-count="178"/>
  </office:meta>
</office:document-meta>
</file>